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5582f" officeooo:paragraph-rsid="003d65ad"/>
    </style:style>
    <style:style style:name="P2" style:family="paragraph" style:parent-style-name="Text_20_body">
      <style:text-properties officeooo:rsid="0025582f" officeooo:paragraph-rsid="003e7786"/>
    </style:style>
    <style:style style:name="P3" style:family="paragraph" style:parent-style-name="Text_20_body">
      <style:text-properties officeooo:rsid="002313f0" officeooo:paragraph-rsid="00414355"/>
    </style:style>
    <style:style style:name="P4" style:family="paragraph" style:parent-style-name="Heading_20_1" style:master-page-name="Right_20_Page">
      <style:paragraph-properties style:page-number="auto"/>
      <style:text-properties officeooo:rsid="000aca01" officeooo:paragraph-rsid="00414355"/>
    </style:style>
    <style:style style:name="P5" style:family="paragraph" style:parent-style-name="Heading_20_3">
      <style:text-properties officeooo:paragraph-rsid="003d65ad"/>
    </style:style>
    <style:style style:name="P6" style:family="paragraph" style:parent-style-name="Heading_20_3">
      <style:text-properties officeooo:paragraph-rsid="003e7786"/>
    </style:style>
    <style:style style:name="P7" style:family="paragraph" style:parent-style-name="Heading_20_3">
      <style:text-properties officeooo:paragraph-rsid="00414355"/>
    </style:style>
    <style:style style:name="P8" style:family="paragraph" style:parent-style-name="Heading_20_3">
      <style:paragraph-properties fo:break-before="page"/>
      <style:text-properties officeooo:rsid="0025582f" officeooo:paragraph-rsid="003d65ad"/>
    </style:style>
    <style:style style:name="P9" style:family="paragraph" style:parent-style-name="Heading_20_3">
      <style:paragraph-properties fo:break-before="page"/>
      <style:text-properties officeooo:rsid="002313f0" officeooo:paragraph-rsid="00414355"/>
    </style:style>
    <style:style style:name="T1" style:family="text">
      <style:text-properties officeooo:rsid="000f14e3"/>
    </style:style>
    <style:style style:name="T2" style:family="text">
      <style:text-properties officeooo:rsid="0025582f"/>
    </style:style>
    <style:style style:name="T3" style:family="text">
      <style:text-properties officeooo:rsid="0022dc82"/>
    </style:style>
    <style:style style:name="T4" style:family="text">
      <style:text-properties officeooo:rsid="003d65ad"/>
    </style:style>
    <style:style style:name="T5" style:family="text">
      <style:text-properties officeooo:rsid="003e7786"/>
    </style:style>
    <style:style style:name="T6" style:family="text">
      <style:text-properties officeooo:rsid="003fbf23"/>
    </style:style>
    <style:style style:name="T7" style:family="text">
      <style:text-properties officeooo:rsid="002313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7">Wake Me Up</text:span></text:h>
      <text:h text:style-name="Heading_20_2" text:outline-level="2">(<text:span text:style-name="T7">Avicii</text:span>)</text:h>
      <text:p text:style-name="Text_20_body">Time Signature: <text:span text:style-name="T1">4</text:span>/4</text:p>
      <text:p text:style-name="Text_20_body">Chords: <text:span text:style-name="T3">Am, C, D, E, G7</text:span></text:p>
      <text:p text:style-name="Text_20_body">Tempo: 1<text:span text:style-name="T3">1</text:span>0 - 1<text:span text:style-name="T3">3</text:span>0 BPM</text:p>
      <text:h text:style-name="P9" text:outline-level="3">[INTRO]</text:h>
      <text:p text:style-name="P3">Am F C G7</text:p>
      <text:p text:style-name="P3">Am F C E <text:s/></text:p>
      <text:p text:style-name="P3">Am F C G7</text:p>
      <text:p text:style-name="P3">Am F C E <text:s/></text:p>
      <text:h text:style-name="P7" text:outline-level="3">[VERSE 1]</text:h>
      <text:p text:style-name="P3">Am <text:s text:c="7"/>F <text:s text:c="16"/>C <text:s text:c="11"/>C</text:p>
      <text:p text:style-name="P3">Feeling my way through the darkness</text:p>
      <text:p text:style-name="P3">Am <text:s text:c="7"/>F <text:s text:c="16"/>C <text:s text:c="11"/>C</text:p>
      <text:p text:style-name="P3">Guided by a beating heart</text:p>
      <text:p text:style-name="P3">Am <text:s text:c="6"/>F <text:s text:c="17"/>C <text:s text:c="11"/>C</text:p>
      <text:p text:style-name="P3">I can't tell where the journey will end</text:p>
      <text:p text:style-name="P3">Am <text:s text:c="5"/>F <text:s text:c="18"/>C <text:s text:c="11"/>C</text:p>
      <text:p text:style-name="P3">But I know where to start</text:p>
      <text:p text:style-name="P3">Am <text:s text:c="6"/>F <text:s text:c="17"/>C <text:s text:c="11"/>C</text:p>
      <text:p text:style-name="P3">They tell me I'm too young to understand</text:p>
      <text:p text:style-name="P3">Am <text:s text:c="5"/>F <text:s text:c="18"/>C <text:s text:c="11"/>C</text:p>
      <text:p text:style-name="P3">They say I'm caught up in a dream</text:p>
      <text:p text:style-name="P3">Am <text:s text:c="6"/>F <text:s text:c="15"/></text:p>
      <text:p text:style-name="P3">Well life will pass me by </text:p>
      <text:p text:style-name="P3"><text:s text:c="3"/>C <text:s text:c="16"/>C</text:p>
      <text:p text:style-name="P3">if I don't open up my eyes</text:p>
      <text:p text:style-name="P3">Am <text:s text:c="5"/>F <text:s text:c="16"/>C <text:s text:c="6"/>C</text:p>
      <text:p text:style-name="P3">Well that's fine by me</text:p>
      <text:h text:style-name="P7" text:outline-level="3">[CHORUS]</text:h>
      <text:p text:style-name="P3">Am <text:s text:c="5"/>F <text:s text:c="15"/>C <text:s text:c="9"/>G7</text:p>
      <text:p text:style-name="P3">So wake me up when it's all over</text:p>
      <text:p text:style-name="P3">Am <text:s text:c="5"/>F <text:s text:c="15"/>C <text:s text:c="9"/>E</text:p>
      <text:p text:style-name="P3">When I'm wiser and I'm older</text:p>
      <text:p text:style-name="P3">Am <text:s text:c="5"/>F <text:s text:c="15"/>C <text:s text:c="9"/>G7</text:p>
      <text:p text:style-name="P3">All this time I was finding myself</text:p>
      <text:p text:style-name="P3">Am <text:s text:c="5"/>F <text:s text:c="15"/>C <text:s text:c="9"/>E</text:p>
      <text:p text:style-name="P3">And I didn't know I was lost</text:p>
      <text:p text:style-name="P3">Am <text:s text:c="5"/>F <text:s text:c="15"/>C <text:s text:c="9"/>G7</text:p>
      <text:p text:style-name="P3">So wake me up when it's all over</text:p>
      <text:p text:style-name="P3">Am <text:s text:c="5"/>F <text:s text:c="15"/>C <text:s text:c="9"/>E</text:p>
      <text:p text:style-name="P3">When I'm wiser and I'm older</text:p>
      <text:p text:style-name="P3">Am <text:s text:c="5"/>F <text:s text:c="15"/>C <text:s text:c="9"/>G7</text:p>
      <text:p text:style-name="P3">All this time I was finding myself</text:p>
      <text:p text:style-name="P3">Am <text:s text:c="5"/>F <text:s text:c="15"/>C <text:s text:c="9"/>E</text:p>
      <text:p text:style-name="P3">And I didn't know I was lost</text:p>
      <text:h text:style-name="P7" text:outline-level="3"><text:soft-page-break/>[BRIDGE]</text:h>
      <text:h text:style-name="P7" text:outline-level="3">[VERSE 2]</text:h>
      <text:p text:style-name="P3">Am <text:s text:c="7"/>F <text:s text:c="16"/>C <text:s text:c="15"/>C</text:p>
      <text:p text:style-name="P3">I tried carrying the weight of the world</text:p>
      <text:p text:style-name="P3">Am <text:s text:c="7"/>F <text:s text:c="16"/>C <text:s text:c="15"/>C</text:p>
      <text:p text:style-name="P3">But I only have two hands</text:p>
      <text:p text:style-name="P3">Am <text:s text:c="7"/>F <text:s text:c="16"/>C <text:s text:c="15"/>C</text:p>
      <text:p text:style-name="P3">Hope I get the chance to travel the world</text:p>
      <text:p text:style-name="P3">Am <text:s text:c="7"/>F <text:s text:c="16"/>C <text:s text:c="15"/>C</text:p>
      <text:p text:style-name="P3">But I don't have any plans</text:p>
      <text:p text:style-name="P3">Am <text:s text:c="7"/>F <text:s text:c="16"/>C <text:s text:c="15"/>C</text:p>
      <text:p text:style-name="P3">Wish that I could stay forever this young</text:p>
      <text:p text:style-name="P3">Am <text:s text:c="7"/>F <text:s text:c="16"/>C <text:s text:c="15"/>C</text:p>
      <text:p text:style-name="P3">Not afraid to close my eyes</text:p>
      <text:p text:style-name="P3">Am <text:s text:c="7"/>F <text:s text:c="16"/>C <text:s text:c="15"/>C</text:p>
      <text:p text:style-name="P3">Life's a game made for everyone</text:p>
      <text:p text:style-name="P3">Am <text:s text:c="7"/>F <text:s text:c="16"/>C <text:s text:c="15"/>C</text:p>
      <text:p text:style-name="P3">And love is the prize</text:p>
      <text:h text:style-name="P7" text:outline-level="3">[CHORUS]</text:h>
      <text:p text:style-name="P3">Am <text:s text:c="5"/>F <text:s text:c="15"/>C <text:s text:c="9"/>G7</text:p>
      <text:p text:style-name="P3">So wake me up when it's all over</text:p>
      <text:p text:style-name="P3">Am <text:s text:c="5"/>F <text:s text:c="15"/>C <text:s text:c="9"/>E</text:p>
      <text:p text:style-name="P3">When I'm wiser and I'm older</text:p>
      <text:p text:style-name="P3">Am <text:s text:c="5"/>F <text:s text:c="15"/>C <text:s text:c="9"/>G7</text:p>
      <text:p text:style-name="P3">All this time I was finding myself</text:p>
      <text:p text:style-name="P3">Am <text:s text:c="5"/>F <text:s text:c="15"/>C <text:s text:c="9"/>E</text:p>
      <text:p text:style-name="P3">And I didn't know I was lost</text:p>
      <text:p text:style-name="P3">Am <text:s text:c="5"/>F <text:s text:c="15"/>C <text:s text:c="9"/>G7</text:p>
      <text:p text:style-name="P3">So wake me up when it's all over</text:p>
      <text:p text:style-name="P3">Am <text:s text:c="5"/>F <text:s text:c="15"/>C <text:s text:c="9"/>E</text:p>
      <text:p text:style-name="P3">When I'm wiser and I'm older</text:p>
      <text:p text:style-name="P3">Am <text:s text:c="5"/>F <text:s text:c="15"/>C <text:s text:c="9"/>G7</text:p>
      <text:p text:style-name="P3">All this time I was finding myself</text:p>
      <text:p text:style-name="P3">Am <text:s text:c="5"/>F <text:s text:c="15"/>C <text:s text:c="9"/>E</text:p>
      <text:p text:style-name="P3">And I didn't know I was lost</text:p>
      <text:h text:style-name="P7" text:outline-level="3">[BRIDGE]</text:h>
      <text:p text:style-name="P3">Am <text:s text:c="5"/>F <text:s text:c="15"/>C <text:s text:c="9"/>C</text:p>
      <text:p text:style-name="P3">Didn't know I was lost</text:p>
      <text:p text:style-name="P3">Am <text:s text:c="5"/>F <text:s text:c="15"/>C <text:s text:c="9"/>C</text:p>
      <text:p text:style-name="P3">I didn't know I was lost</text:p>
      <text:p text:style-name="P3">Am <text:s text:c="5"/>F <text:s text:c="15"/>C <text:s text:c="9"/>C</text:p>
      <text:p text:style-name="P3">I didn't know I was lost</text:p>
      <text:p text:style-name="P3"><text:soft-page-break/>Am <text:s text:c="5"/>F <text:s text:c="15"/>C <text:s text:c="9"/>C</text:p>
      <text:p text:style-name="P3"><text:span text:style-name="T7">I didn't know (didn't know, didn't know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2M57S</meta:editing-duration>
    <meta:editing-cycles>47</meta:editing-cycles>
    <meta:generator>LibreOffice/4.3.3.2$Linux_X86_64 LibreOffice_project/430m0$Build-2</meta:generator>
    <dc:title>Lyrics + Chords</dc:title>
    <dc:date>2017-04-04T22:28:33.293871549</dc:date>
    <meta:print-date>2017-04-03T12:23:29.985893000</meta:print-date>
    <meta:document-statistic meta:table-count="0" meta:image-count="0" meta:object-count="0" meta:page-count="4" meta:paragraph-count="90" meta:word-count="436" meta:character-count="2747" meta:non-whitespace-character-count="124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